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ＭＳ Ｐゴシック1" svg:font-family="'ＭＳ Ｐゴシック'"/>
    <style:font-face style:name="Liberation Sans1" svg:font-family="'Liberation Sans'" style:font-pitch="variable"/>
    <style:font-face style:name="Mangal1" svg:font-family="Mang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textarea-vertical-align="middle" fo:min-height="2.718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0.018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2.718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2.918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0.28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3.28cm" fo:padding-top="0.141cm" fo:padding-bottom="0.141cm" fo:padding-left="0.141cm" fo:padding-right="0.141cm"/>
    </style:style>
    <style:style style:name="gr9" style:family="graphic" style:parent-style-name="standard">
      <style:graphic-properties draw:stroke="solid" svg:stroke-width="0.025cm" svg:stroke-color="#000000" draw:marker-end="EndMarker_5f_1" draw:marker-end-width="0.319cm" svg:stroke-opacity="100%" draw:stroke-linejoin="round" draw:fill="none" fo:padding-top="0.137cm" fo:padding-bottom="0.137cm" fo:padding-left="0.262cm" fo:padding-right="0.262cm"/>
    </style:style>
    <style:style style:name="gr10" style:family="graphic" style:parent-style-name="standard">
      <style:graphic-properties draw:stroke="none" draw:fill="none" draw:textarea-vertical-align="middle" fo:min-height="0cm" fo:padding-top="0.141cm" fo:padding-bottom="0.141cm" fo:padding-left="0.141cm" fo:padding-right="0.141cm"/>
    </style:style>
    <style:style style:name="gr11" style:family="graphic" style:parent-style-name="standard">
      <style:graphic-properties draw:stroke="solid" svg:stroke-width="0.025cm" svg:stroke-color="#000000" draw:marker-end="EndMarker_5f_2" draw:marker-end-width="0.319cm" svg:stroke-opacity="100%" draw:stroke-linejoin="round" draw:fill="none" fo:padding-top="0.137cm" fo:padding-bottom="0.137cm" fo:padding-left="0.262cm" fo:padding-right="0.262cm"/>
    </style:style>
    <style:style style:name="gr12" style:family="graphic" style:parent-style-name="standard">
      <style:graphic-properties draw:stroke="solid" svg:stroke-width="0.025cm" svg:stroke-color="#000000" draw:marker-end="EndMarker_5f_3" draw:marker-end-width="0.319cm" svg:stroke-opacity="100%" draw:stroke-linejoin="round" draw:fill="none" fo:padding-top="0.137cm" fo:padding-bottom="0.137cm" fo:padding-left="0.262cm" fo:padding-right="0.262cm"/>
    </style:style>
    <style:style style:name="gr13" style:family="graphic" style:parent-style-name="standard">
      <style:graphic-properties draw:stroke="solid" svg:stroke-width="0.025cm" svg:stroke-color="#000000" draw:marker-end="EndMarker_5f_4" draw:marker-end-width="0.319cm" svg:stroke-opacity="100%" draw:stroke-linejoin="round" draw:fill="none" fo:padding-top="0.137cm" fo:padding-bottom="0.137cm" fo:padding-left="0.262cm" fo:padding-right="0.262cm"/>
    </style:style>
    <style:style style:name="gr14" style:family="graphic" style:parent-style-name="standard">
      <style:graphic-properties draw:stroke="solid" svg:stroke-width="0.025cm" svg:stroke-color="#000000" draw:marker-end="EndMarker_5f_5" draw:marker-end-width="0.319cm" svg:stroke-opacity="100%" draw:stroke-linejoin="round" draw:fill="none" fo:padding-top="0.137cm" fo:padding-bottom="0.137cm" fo:padding-left="0.262cm" fo:padding-right="0.262cm"/>
    </style:style>
    <style:style style:name="gr15" style:family="graphic" style:parent-style-name="standard">
      <style:graphic-properties draw:stroke="solid" svg:stroke-width="0.025cm" svg:stroke-color="#000000" draw:marker-end="EndMarker_5f_6" draw:marker-end-width="0.319cm" svg:stroke-opacity="100%" draw:stroke-linejoin="round" draw:fill="none" fo:padding-top="0.137cm" fo:padding-bottom="0.137cm" fo:padding-left="0.262cm" fo:padding-right="0.262cm"/>
    </style:style>
    <style:style style:name="gr16" style:family="graphic" style:parent-style-name="standard">
      <style:graphic-properties draw:stroke="solid" svg:stroke-width="0.025cm" svg:stroke-color="#000000" draw:marker-end="EndMarker_5f_7" draw:marker-end-width="0.319cm" svg:stroke-opacity="100%" draw:stroke-linejoin="round" draw:fill="none" fo:padding-top="0.137cm" fo:padding-bottom="0.137cm" fo:padding-left="0.262cm" fo:padding-right="0.262cm"/>
    </style:style>
    <style:style style:name="gr17" style:family="graphic" style:parent-style-name="standard">
      <style:graphic-properties draw:stroke="solid" svg:stroke-width="0.025cm" svg:stroke-color="#000000" draw:marker-end="EndMarker_5f_8" draw:marker-end-width="0.319cm" svg:stroke-opacity="100%" draw:stroke-linejoin="round" draw:fill="none" fo:padding-top="0.137cm" fo:padding-bottom="0.137cm" fo:padding-left="0.262cm" fo:padding-right="0.262cm"/>
    </style:style>
    <style:style style:name="gr18" style:family="graphic" style:parent-style-name="standard">
      <style:graphic-properties draw:stroke="solid" svg:stroke-width="0.025cm" svg:stroke-color="#000000" draw:marker-end="EndMarker_5f_9" draw:marker-end-width="0.319cm" svg:stroke-opacity="100%" draw:stroke-linejoin="round" draw:fill="none" fo:padding-top="0.137cm" fo:padding-bottom="0.137cm" fo:padding-left="0.262cm" fo:padding-right="0.262cm"/>
    </style:style>
    <style:style style:name="gr19" style:family="graphic" style:parent-style-name="standard">
      <style:graphic-properties draw:stroke="solid" svg:stroke-width="0.025cm" svg:stroke-color="#000000" draw:marker-end="EndMarker_5f_10" draw:marker-end-width="0.319cm" svg:stroke-opacity="100%" draw:stroke-linejoin="round" draw:fill="none" fo:padding-top="0.137cm" fo:padding-bottom="0.137cm" fo:padding-left="0.262cm" fo:padding-right="0.262cm"/>
    </style:style>
    <style:style style:name="gr20" style:family="graphic" style:parent-style-name="standard">
      <style:graphic-properties draw:stroke="solid" svg:stroke-width="0.025cm" svg:stroke-color="#000000" draw:marker-end="EndMarker_5f_11" draw:marker-end-width="0.319cm" svg:stroke-opacity="100%" draw:stroke-linejoin="round" draw:fill="none" fo:padding-top="0.137cm" fo:padding-bottom="0.137cm" fo:padding-left="0.262cm" fo:padding-right="0.262cm"/>
    </style:style>
    <style:style style:name="gr21" style:family="graphic" style:parent-style-name="standard">
      <style:graphic-properties draw:stroke="solid" svg:stroke-width="0.025cm" svg:stroke-color="#000000" draw:marker-end="EndMarker_5f_12" draw:marker-end-width="0.319cm" svg:stroke-opacity="100%" draw:stroke-linejoin="round" draw:fill="none" fo:padding-top="0.137cm" fo:padding-bottom="0.137cm" fo:padding-left="0.262cm" fo:padding-right="0.262cm"/>
    </style:style>
    <style:style style:name="gr22" style:family="graphic" style:parent-style-name="standard">
      <style:graphic-properties draw:stroke="solid" svg:stroke-width="0.025cm" svg:stroke-color="#000000" draw:marker-end="EndMarker_5f_13" draw:marker-end-width="0.319cm" svg:stroke-opacity="100%" draw:stroke-linejoin="round" draw:fill="none" fo:padding-top="0.137cm" fo:padding-bottom="0.137cm" fo:padding-left="0.262cm" fo:padding-right="0.262cm"/>
    </style:style>
    <style:style style:name="gr23" style:family="graphic" style:parent-style-name="standard">
      <style:graphic-properties draw:stroke="solid" svg:stroke-width="0.025cm" svg:stroke-color="#000000" draw:marker-end="EndMarker_5f_14" draw:marker-end-width="0.319cm" svg:stroke-opacity="100%" draw:stroke-linejoin="round" draw:fill="none" fo:padding-top="0.137cm" fo:padding-bottom="0.137cm" fo:padding-left="0.262cm" fo:padding-right="0.262cm"/>
    </style:style>
    <style:style style:name="gr24" style:family="graphic" style:parent-style-name="standard">
      <style:graphic-properties draw:stroke="solid" svg:stroke-width="0.025cm" svg:stroke-color="#000000" draw:marker-end="EndMarker_5f_15" draw:marker-end-width="0.319cm" svg:stroke-opacity="100%" draw:stroke-linejoin="round" draw:fill="none" fo:padding-top="0.137cm" fo:padding-bottom="0.137cm" fo:padding-left="0.262cm" fo:padding-right="0.262cm"/>
    </style:style>
    <style:style style:name="gr25" style:family="graphic" style:parent-style-name="standard">
      <style:graphic-properties draw:stroke="solid" svg:stroke-width="0.025cm" svg:stroke-color="#000000" draw:marker-end="EndMarker_5f_16" draw:marker-end-width="0.319cm" svg:stroke-opacity="100%" draw:stroke-linejoin="round" draw:fill="none" fo:padding-top="0.137cm" fo:padding-bottom="0.137cm" fo:padding-left="0.262cm" fo:padding-right="0.262cm"/>
    </style:style>
    <style:style style:name="gr26" style:family="graphic" style:parent-style-name="standard">
      <style:graphic-properties draw:stroke="solid" svg:stroke-width="0.025cm" svg:stroke-color="#000000" draw:marker-end="EndMarker_5f_17" draw:marker-end-width="0.319cm" svg:stroke-opacity="100%" draw:stroke-linejoin="round" draw:fill="none" fo:padding-top="0.137cm" fo:padding-bottom="0.137cm" fo:padding-left="0.262cm" fo:padding-right="0.262cm"/>
    </style:style>
    <style:style style:name="gr27" style:family="graphic" style:parent-style-name="standard">
      <style:graphic-properties draw:stroke="solid" svg:stroke-width="0.025cm" svg:stroke-color="#000000" draw:marker-end="EndMarker_5f_18" draw:marker-end-width="0.319cm" svg:stroke-opacity="100%" draw:stroke-linejoin="round" draw:fill="none" fo:padding-top="0.137cm" fo:padding-bottom="0.137cm" fo:padding-left="0.262cm" fo:padding-right="0.262cm"/>
    </style:style>
    <style:style style:name="gr28" style:family="graphic" style:parent-style-name="standard">
      <style:graphic-properties draw:stroke="solid" svg:stroke-width="0.025cm" svg:stroke-color="#000000" draw:marker-end="EndMarker_5f_19" draw:marker-end-width="0.319cm" svg:stroke-opacity="100%" draw:stroke-linejoin="round" draw:fill="none" fo:padding-top="0.137cm" fo:padding-bottom="0.137cm" fo:padding-left="0.262cm" fo:padding-right="0.262cm"/>
    </style:style>
    <style:style style:name="gr29" style:family="graphic" style:parent-style-name="standard">
      <style:graphic-properties draw:stroke="solid" svg:stroke-width="0.025cm" svg:stroke-color="#000000" draw:marker-end="EndMarker_5f_20" draw:marker-end-width="0.319cm" svg:stroke-opacity="100%" draw:stroke-linejoin="round" draw:fill="none" fo:padding-top="0.137cm" fo:padding-bottom="0.137cm" fo:padding-left="0.262cm" fo:padding-right="0.262cm"/>
    </style:style>
    <style:style style:name="gr30" style:family="graphic" style:parent-style-name="standard">
      <style:graphic-properties draw:stroke="solid" svg:stroke-width="0.025cm" svg:stroke-color="#000000" draw:marker-end="EndMarker_5f_21" draw:marker-end-width="0.319cm" svg:stroke-opacity="100%" draw:stroke-linejoin="round" draw:fill="none" fo:padding-top="0.137cm" fo:padding-bottom="0.137cm" fo:padding-left="0.262cm" fo:padding-right="0.262cm"/>
    </style:style>
    <style:style style:name="gr31" style:family="graphic" style:parent-style-name="standard">
      <style:graphic-properties draw:stroke="solid" svg:stroke-width="0.025cm" svg:stroke-color="#000000" draw:marker-end="EndMarker_5f_22" draw:marker-end-width="0.319cm" svg:stroke-opacity="100%" draw:stroke-linejoin="round" draw:fill="none" fo:padding-top="0.137cm" fo:padding-bottom="0.137cm" fo:padding-left="0.262cm" fo:padding-right="0.262cm"/>
    </style:style>
    <style:style style:name="gr32" style:family="graphic" style:parent-style-name="standard">
      <style:graphic-properties draw:stroke="solid" svg:stroke-width="0.025cm" svg:stroke-color="#000000" draw:marker-end="EndMarker_5f_23" draw:marker-end-width="0.319cm" svg:stroke-opacity="100%" draw:stroke-linejoin="round" draw:fill="none" fo:padding-top="0.137cm" fo:padding-bottom="0.137cm" fo:padding-left="0.262cm" fo:padding-right="0.262cm"/>
    </style:style>
    <style:style style:name="gr33" style:family="graphic" style:parent-style-name="standard">
      <style:graphic-properties draw:stroke="none" draw:fill="none" draw:textarea-vertical-align="middle" fo:min-height="0.562cm" fo:padding-top="0cm" fo:padding-bottom="0cm" fo:padding-left="0cm" fo:padding-right="0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margin-left="0cm" fo:margin-right="0cm" fo:margin-top="0cm" fo:margin-bottom="0cm" fo:line-height="120%" fo:text-align="end" fo:text-indent="0cm"/>
    </style:style>
    <style:style style:name="T1" style:family="text"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text-position="super 58%" style:font-name="Times New Roman1" fo:font-size="9pt" style:font-name-asian="Times New Roman1" style:font-size-asian="9pt" style:font-name-complex="Times New Roman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ƒy[ƒW - 1" draw:style-name="dp1" draw:master-page-name="Default">
        <draw:g>
          <draw:g>
            <draw:polygon draw:style-name="gr1" draw:layer="layout" svg:width="1.5cm" svg:height="3cm" svg:x="7.5cm" svg:y="12.7cm" svg:viewBox="0 0 1501 3001" draw:points="0,3001 1501,3001 1501,0 0,0">
              <text:p/>
            </draw:polygon>
            <draw:polygon draw:style-name="gr2" draw:layer="layout" svg:width="1.5cm" svg:height="3cm" svg:x="7.5cm" svg:y="12.7cm" svg:viewBox="0 0 1501 3001" draw:points="0,3001 1501,3001 1501,0 0,0">
              <text:p/>
            </draw:polygon>
          </draw:g>
          <draw:frame draw:style-name="gr3" draw:layer="layout" svg:width="1.5cm" svg:height="3cm" svg:x="7.5cm" svg:y="12.7cm">
            <draw:text-box>
              <text:p text:style-name="P1"><text:span text:style-name="T1">GL</text:span></text:p>
            </draw:text-box>
          </draw:frame>
        </draw:g>
        <draw:g>
          <draw:g>
            <draw:polygon draw:style-name="gr1" draw:layer="layout" svg:width="1.5cm" svg:height="3cm" svg:x="5cm" svg:y="16.7cm" svg:viewBox="0 0 1501 3001" draw:points="276,0 276,299 0,299 0,3001 1201,3001 1201,2701 1501,2701 1501,0">
              <text:p/>
            </draw:polygon>
            <draw:polygon draw:style-name="gr2" draw:layer="layout" svg:width="1.5cm" svg:height="3cm" svg:x="5cm" svg:y="16.7cm" svg:viewBox="0 0 1501 3001" draw:points="276,0 276,299 0,299 0,3001 1201,3001 1201,2701 1501,2701 1501,0">
              <text:p/>
            </draw:polygon>
          </draw:g>
          <draw:frame draw:style-name="gr3" draw:layer="layout" svg:width="1.5cm" svg:height="3cm" svg:x="5cm" svg:y="16.7cm">
            <draw:text-box>
              <text:p text:style-name="P1"><text:span text:style-name="T1">G0</text:span></text:p>
            </draw:text-box>
          </draw:frame>
        </draw:g>
        <draw:g>
          <draw:g>
            <draw:polygon draw:style-name="gr1" draw:layer="layout" svg:width="1.5cm" svg:height="3cm" svg:x="7cm" svg:y="16.7cm" svg:viewBox="0 0 1501 3001" draw:points="0,3001 1501,3001 1501,0 0,0">
              <text:p/>
            </draw:polygon>
            <draw:polygon draw:style-name="gr2" draw:layer="layout" svg:width="1.5cm" svg:height="3cm" svg:x="7cm" svg:y="16.7cm" svg:viewBox="0 0 1501 3001" draw:points="0,3001 1501,3001 1501,0 0,0">
              <text:p/>
            </draw:polygon>
          </draw:g>
          <draw:frame draw:style-name="gr3" draw:layer="layout" svg:width="1.5cm" svg:height="3cm" svg:x="7cm" svg:y="16.7cm">
            <draw:text-box>
              <text:p text:style-name="P1"><text:span text:style-name="T1">G1</text:span></text:p>
            </draw:text-box>
          </draw:frame>
        </draw:g>
        <draw:g>
          <draw:g>
            <draw:polygon draw:style-name="gr1" draw:layer="layout" svg:width="0.3cm" svg:height="0.3cm" svg:x="7cm" svg:y="16.7cm" svg:viewBox="0 0 301 301" draw:points="0,301 301,301 301,0 0,0">
              <text:p/>
            </draw:polygon>
            <draw:polygon draw:style-name="gr2" draw:layer="layout" svg:width="0.3cm" svg:height="0.3cm" svg:x="7cm" svg:y="16.7cm" svg:viewBox="0 0 301 301" draw:points="0,301 301,301 301,0 0,0">
              <text:p/>
            </draw:polygon>
          </draw:g>
          <draw:frame draw:style-name="gr4" draw:layer="layout" svg:width="0.3cm" svg:height="1.13cm" svg:x="7cm" svg:y="16.285cm">
            <draw:text-box>
              <text:p/>
            </draw:text-box>
          </draw:frame>
        </draw:g>
        <draw:g>
          <draw:g>
            <draw:polygon draw:style-name="gr1" draw:layer="layout" svg:width="0.3cm" svg:height="0.3cm" svg:x="8.2cm" svg:y="19.4cm" svg:viewBox="0 0 301 301" draw:points="0,301 301,301 301,0 0,0">
              <text:p/>
            </draw:polygon>
            <draw:polygon draw:style-name="gr2" draw:layer="layout" svg:width="0.3cm" svg:height="0.3cm" svg:x="8.2cm" svg:y="19.4cm" svg:viewBox="0 0 301 301" draw:points="0,301 301,301 301,0 0,0">
              <text:p/>
            </draw:polygon>
          </draw:g>
          <draw:frame draw:style-name="gr4" draw:layer="layout" svg:width="0.3cm" svg:height="1.13cm" svg:x="8.2cm" svg:y="18.985cm">
            <draw:text-box>
              <text:p/>
            </draw:text-box>
          </draw:frame>
        </draw:g>
        <draw:frame draw:style-name="gr5" draw:layer="layout" svg:width="1.5cm" svg:height="3cm" svg:x="7cm" svg:y="16.7cm">
          <draw:text-box>
            <text:p/>
          </draw:text-box>
        </draw:frame>
        <draw:g>
          <draw:g>
            <draw:polygon draw:style-name="gr1" draw:layer="layout" svg:width="1.5cm" svg:height="3cm" svg:x="9.25cm" svg:y="21.4cm" svg:viewBox="0 0 1501 3001" draw:points="276,0 276,299 0,299 0,3001 1201,3001 1201,2701 1501,2701 1501,0">
              <text:p/>
            </draw:polygon>
            <draw:polygon draw:style-name="gr2" draw:layer="layout" svg:width="1.5cm" svg:height="3cm" svg:x="9.25cm" svg:y="21.4cm" svg:viewBox="0 0 1501 3001" draw:points="276,0 276,299 0,299 0,3001 1201,3001 1201,2701 1501,2701 1501,0">
              <text:p/>
            </draw:polygon>
          </draw:g>
          <draw:frame draw:style-name="gr5" draw:layer="layout" svg:width="1.5cm" svg:height="3cm" svg:x="9.25cm" svg:y="21.4cm">
            <draw:text-box>
              <text:p/>
            </draw:text-box>
          </draw:frame>
        </draw:g>
        <draw:g>
          <draw:g>
            <draw:polygon draw:style-name="gr1" draw:layer="layout" svg:width="1.5cm" svg:height="3cm" svg:x="9cm" svg:y="21.2cm" svg:viewBox="0 0 1501 3001" draw:points="276,0 276,299 0,299 0,3001 1202,3001 1202,2701 1501,2701 1501,0">
              <text:p/>
            </draw:polygon>
            <draw:polygon draw:style-name="gr2" draw:layer="layout" svg:width="1.5cm" svg:height="3cm" svg:x="9cm" svg:y="21.2cm" svg:viewBox="0 0 1501 3001" draw:points="276,0 276,299 0,299 0,3001 1202,3001 1202,2701 1501,2701 1501,0">
              <text:p/>
            </draw:polygon>
          </draw:g>
          <draw:frame draw:style-name="gr5" draw:layer="layout" svg:width="1.5cm" svg:height="3cm" svg:x="9cm" svg:y="21.2cm">
            <draw:text-box>
              <text:p/>
            </draw:text-box>
          </draw:frame>
        </draw:g>
        <draw:frame draw:style-name="gr6" draw:layer="layout" svg:width="1.75cm" svg:height="3.2cm" svg:x="9cm" svg:y="21.2cm">
          <draw:text-box>
            <text:p text:style-name="P1"><text:span text:style-name="T1">94</text:span><text:span text:style-name="T2">n</text:span></text:p>
          </draw:text-box>
        </draw:frame>
        <draw:g>
          <draw:g>
            <draw:polygon draw:style-name="gr1" draw:layer="layout" svg:width="1.5cm" svg:height="3cm" svg:x="11.75cm" svg:y="21.4cm" svg:viewBox="0 0 1501 3001" draw:points="0,3001 1501,3001 1501,0 0,0">
              <text:p/>
            </draw:polygon>
            <draw:polygon draw:style-name="gr2" draw:layer="layout" svg:width="1.5cm" svg:height="3cm" svg:x="11.75cm" svg:y="21.4cm" svg:viewBox="0 0 1501 3001" draw:points="0,3001 1501,3001 1501,0 0,0">
              <text:p/>
            </draw:polygon>
          </draw:g>
          <draw:frame draw:style-name="gr5" draw:layer="layout" svg:width="1.5cm" svg:height="3cm" svg:x="11.75cm" svg:y="21.4cm">
            <draw:text-box>
              <text:p/>
            </draw:text-box>
          </draw:frame>
        </draw:g>
        <draw:g>
          <draw:g>
            <draw:polygon draw:style-name="gr1" draw:layer="layout" svg:width="0.3cm" svg:height="0.3cm" svg:x="11.75cm" svg:y="21.4cm" svg:viewBox="0 0 301 301" draw:points="0,301 301,301 301,0 0,0">
              <text:p/>
            </draw:polygon>
            <draw:polygon draw:style-name="gr2" draw:layer="layout" svg:width="0.3cm" svg:height="0.3cm" svg:x="11.75cm" svg:y="21.4cm" svg:viewBox="0 0 301 301" draw:points="0,301 301,301 301,0 0,0">
              <text:p/>
            </draw:polygon>
          </draw:g>
          <draw:frame draw:style-name="gr4" draw:layer="layout" svg:width="0.3cm" svg:height="1.13cm" svg:x="11.75cm" svg:y="20.985cm">
            <draw:text-box>
              <text:p/>
            </draw:text-box>
          </draw:frame>
        </draw:g>
        <draw:g>
          <draw:g>
            <draw:polygon draw:style-name="gr1" draw:layer="layout" svg:width="0.3cm" svg:height="0.3cm" svg:x="12.95cm" svg:y="24.1cm" svg:viewBox="0 0 301 301" draw:points="0,301 301,301 301,0 0,0">
              <text:p/>
            </draw:polygon>
            <draw:polygon draw:style-name="gr2" draw:layer="layout" svg:width="0.3cm" svg:height="0.3cm" svg:x="12.95cm" svg:y="24.1cm" svg:viewBox="0 0 301 301" draw:points="0,301 301,301 301,0 0,0">
              <text:p/>
            </draw:polygon>
          </draw:g>
          <draw:frame draw:style-name="gr4" draw:layer="layout" svg:width="0.3cm" svg:height="1.13cm" svg:x="12.95cm" svg:y="23.685cm">
            <draw:text-box>
              <text:p/>
            </draw:text-box>
          </draw:frame>
        </draw:g>
        <draw:g>
          <draw:g>
            <draw:polygon draw:style-name="gr1" draw:layer="layout" svg:width="1.5cm" svg:height="3cm" svg:x="11.5cm" svg:y="21.2cm" svg:viewBox="0 0 1501 3001" draw:points="0,3001 1501,3001 1501,0 0,0">
              <text:p/>
            </draw:polygon>
            <draw:polygon draw:style-name="gr2" draw:layer="layout" svg:width="1.5cm" svg:height="3cm" svg:x="11.5cm" svg:y="21.2cm" svg:viewBox="0 0 1501 3001" draw:points="0,3001 1501,3001 1501,0 0,0">
              <text:p/>
            </draw:polygon>
          </draw:g>
          <draw:frame draw:style-name="gr5" draw:layer="layout" svg:width="1.5cm" svg:height="3cm" svg:x="11.5cm" svg:y="21.2cm">
            <draw:text-box>
              <text:p/>
            </draw:text-box>
          </draw:frame>
        </draw:g>
        <draw:g>
          <draw:g>
            <draw:polygon draw:style-name="gr1" draw:layer="layout" svg:width="0.3cm" svg:height="0.3cm" svg:x="11.5cm" svg:y="21.2cm" svg:viewBox="0 0 301 301" draw:points="0,301 301,301 301,0 0,0">
              <text:p/>
            </draw:polygon>
            <draw:polygon draw:style-name="gr2" draw:layer="layout" svg:width="0.3cm" svg:height="0.3cm" svg:x="11.5cm" svg:y="21.2cm" svg:viewBox="0 0 301 301" draw:points="0,301 301,301 301,0 0,0">
              <text:p/>
            </draw:polygon>
          </draw:g>
          <draw:frame draw:style-name="gr4" draw:layer="layout" svg:width="0.3cm" svg:height="1.13cm" svg:x="11.5cm" svg:y="20.785cm">
            <draw:text-box>
              <text:p/>
            </draw:text-box>
          </draw:frame>
        </draw:g>
        <draw:g>
          <draw:g>
            <draw:polygon draw:style-name="gr1" draw:layer="layout" svg:width="0.3cm" svg:height="0.3cm" svg:x="12.7cm" svg:y="23.9cm" svg:viewBox="0 0 301 301" draw:points="0,301 301,301 301,0 0,0">
              <text:p/>
            </draw:polygon>
            <draw:polygon draw:style-name="gr2" draw:layer="layout" svg:width="0.3cm" svg:height="0.3cm" svg:x="12.7cm" svg:y="23.9cm" svg:viewBox="0 0 301 301" draw:points="0,301 301,301 301,0 0,0">
              <text:p/>
            </draw:polygon>
          </draw:g>
          <draw:frame draw:style-name="gr4" draw:layer="layout" svg:width="0.3cm" svg:height="1.13cm" svg:x="12.7cm" svg:y="23.485cm">
            <draw:text-box>
              <text:p/>
            </draw:text-box>
          </draw:frame>
        </draw:g>
        <draw:frame draw:style-name="gr6" draw:layer="layout" svg:width="1.75cm" svg:height="3.2cm" svg:x="11.5cm" svg:y="21.2cm">
          <draw:text-box>
            <text:p text:style-name="P1"><text:span text:style-name="T1">96</text:span><text:span text:style-name="T2">n</text:span></text:p>
          </draw:text-box>
        </draw:frame>
        <draw:g>
          <draw:g>
            <draw:polygon draw:style-name="gr1" draw:layer="layout" svg:width="1.5cm" svg:height="3cm" svg:x="9cm" svg:y="16.7cm" svg:viewBox="0 0 1501 3001" draw:points="0,3001 1501,3001 1501,0 0,0">
              <text:p/>
            </draw:polygon>
            <draw:polygon draw:style-name="gr2" draw:layer="layout" svg:width="1.5cm" svg:height="3cm" svg:x="9cm" svg:y="16.7cm" svg:viewBox="0 0 1501 3001" draw:points="0,3001 1501,3001 1501,0 0,0">
              <text:p/>
            </draw:polygon>
          </draw:g>
          <draw:frame draw:style-name="gr5" draw:layer="layout" svg:width="1.5cm" svg:height="3cm" svg:x="9cm" svg:y="16.7cm">
            <draw:text-box>
              <text:p/>
            </draw:text-box>
          </draw:frame>
        </draw:g>
        <draw:g>
          <draw:g>
            <draw:polygon draw:style-name="gr1" draw:layer="layout" svg:width="0.3cm" svg:height="0.3cm" svg:x="9cm" svg:y="16.7cm" svg:viewBox="0 0 301 301" draw:points="0,301 301,301 301,0 0,0">
              <text:p/>
            </draw:polygon>
            <draw:polygon draw:style-name="gr2" draw:layer="layout" svg:width="0.3cm" svg:height="0.3cm" svg:x="9cm" svg:y="16.7cm" svg:viewBox="0 0 301 301" draw:points="0,301 301,301 301,0 0,0">
              <text:p/>
            </draw:polygon>
          </draw:g>
          <draw:frame draw:style-name="gr4" draw:layer="layout" svg:width="0.3cm" svg:height="1.13cm" svg:x="9cm" svg:y="16.285cm">
            <draw:text-box>
              <text:p/>
            </draw:text-box>
          </draw:frame>
        </draw:g>
        <draw:g>
          <draw:g>
            <draw:polygon draw:style-name="gr1" draw:layer="layout" svg:width="0.3cm" svg:height="0.3cm" svg:x="10.2cm" svg:y="19.4cm" svg:viewBox="0 0 301 301" draw:points="0,301 301,301 301,0 0,0">
              <text:p/>
            </draw:polygon>
            <draw:polygon draw:style-name="gr2" draw:layer="layout" svg:width="0.3cm" svg:height="0.3cm" svg:x="10.2cm" svg:y="19.4cm" svg:viewBox="0 0 301 301" draw:points="0,301 301,301 301,0 0,0">
              <text:p/>
            </draw:polygon>
          </draw:g>
          <draw:frame draw:style-name="gr4" draw:layer="layout" svg:width="0.3cm" svg:height="1.13cm" svg:x="10.2cm" svg:y="18.985cm">
            <draw:text-box>
              <text:p/>
            </draw:text-box>
          </draw:frame>
        </draw:g>
        <draw:frame draw:style-name="gr3" draw:layer="layout" svg:width="1.5cm" svg:height="3cm" svg:x="9cm" svg:y="16.7cm">
          <draw:text-box>
            <text:p text:style-name="P1"><text:span text:style-name="T1">G2</text:span></text:p>
          </draw:text-box>
        </draw:frame>
        <draw:g>
          <draw:g>
            <draw:polygon draw:style-name="gr1" draw:layer="layout" svg:width="1.5cm" svg:height="3cm" svg:x="11cm" svg:y="16.7cm" svg:viewBox="0 0 1501 3001" draw:points="0,3001 1501,3001 1501,0 0,0">
              <text:p/>
            </draw:polygon>
            <draw:polygon draw:style-name="gr2" draw:layer="layout" svg:width="1.5cm" svg:height="3cm" svg:x="11cm" svg:y="16.7cm" svg:viewBox="0 0 1501 3001" draw:points="0,3001 1501,3001 1501,0 0,0">
              <text:p/>
            </draw:polygon>
          </draw:g>
          <draw:frame draw:style-name="gr5" draw:layer="layout" svg:width="1.5cm" svg:height="3cm" svg:x="11cm" svg:y="16.7cm">
            <draw:text-box>
              <text:p/>
            </draw:text-box>
          </draw:frame>
        </draw:g>
        <draw:g>
          <draw:g>
            <draw:polygon draw:style-name="gr1" draw:layer="layout" svg:width="0.3cm" svg:height="0.3cm" svg:x="11cm" svg:y="16.7cm" svg:viewBox="0 0 301 301" draw:points="0,301 301,301 301,0 0,0">
              <text:p/>
            </draw:polygon>
            <draw:polygon draw:style-name="gr2" draw:layer="layout" svg:width="0.3cm" svg:height="0.3cm" svg:x="11cm" svg:y="16.7cm" svg:viewBox="0 0 301 301" draw:points="0,301 301,301 301,0 0,0">
              <text:p/>
            </draw:polygon>
          </draw:g>
          <draw:frame draw:style-name="gr4" draw:layer="layout" svg:width="0.3cm" svg:height="1.13cm" svg:x="11cm" svg:y="16.285cm">
            <draw:text-box>
              <text:p/>
            </draw:text-box>
          </draw:frame>
        </draw:g>
        <draw:g>
          <draw:g>
            <draw:polygon draw:style-name="gr1" draw:layer="layout" svg:width="0.3cm" svg:height="0.3cm" svg:x="12.2cm" svg:y="19.4cm" svg:viewBox="0 0 301 301" draw:points="0,301 301,301 301,0 0,0">
              <text:p/>
            </draw:polygon>
            <draw:polygon draw:style-name="gr2" draw:layer="layout" svg:width="0.3cm" svg:height="0.3cm" svg:x="12.2cm" svg:y="19.4cm" svg:viewBox="0 0 301 301" draw:points="0,301 301,301 301,0 0,0">
              <text:p/>
            </draw:polygon>
          </draw:g>
          <draw:frame draw:style-name="gr4" draw:layer="layout" svg:width="0.3cm" svg:height="1.13cm" svg:x="12.2cm" svg:y="18.985cm">
            <draw:text-box>
              <text:p/>
            </draw:text-box>
          </draw:frame>
        </draw:g>
        <draw:frame draw:style-name="gr3" draw:layer="layout" svg:width="1.5cm" svg:height="3cm" svg:x="11cm" svg:y="16.7cm">
          <draw:text-box>
            <text:p text:style-name="P1"><text:span text:style-name="T1">G3</text:span></text:p>
          </draw:text-box>
        </draw:frame>
        <draw:g>
          <draw:g>
            <draw:polygon draw:style-name="gr1" draw:layer="layout" svg:width="1.5cm" svg:height="3cm" svg:x="4cm" svg:y="21.2cm" svg:viewBox="0 0 1501 3001" draw:points="276,0 276,299 0,299 0,3001 1201,3001 1201,2701 1501,2701 1501,0">
              <text:p/>
            </draw:polygon>
            <draw:polygon draw:style-name="gr2" draw:layer="layout" svg:width="1.5cm" svg:height="3cm" svg:x="4cm" svg:y="21.2cm" svg:viewBox="0 0 1501 3001" draw:points="276,0 276,299 0,299 0,3001 1201,3001 1201,2701 1501,2701 1501,0">
              <text:p/>
            </draw:polygon>
          </draw:g>
          <draw:frame draw:style-name="gr3" draw:layer="layout" svg:width="1.5cm" svg:height="3cm" svg:x="4cm" svg:y="21.2cm">
            <draw:text-box>
              <text:p text:style-name="P1"><text:span text:style-name="T1">94</text:span></text:p>
            </draw:text-box>
          </draw:frame>
        </draw:g>
        <draw:g>
          <draw:g>
            <draw:polygon draw:style-name="gr1" draw:layer="layout" svg:width="1.5cm" svg:height="3cm" svg:x="6.5cm" svg:y="21.2cm" svg:viewBox="0 0 1501 3001" draw:points="0,3001 1501,3001 1501,0 0,0">
              <text:p/>
            </draw:polygon>
            <draw:polygon draw:style-name="gr2" draw:layer="layout" svg:width="1.5cm" svg:height="3cm" svg:x="6.5cm" svg:y="21.2cm" svg:viewBox="0 0 1501 3001" draw:points="0,3001 1501,3001 1501,0 0,0">
              <text:p/>
            </draw:polygon>
          </draw:g>
          <draw:frame draw:style-name="gr3" draw:layer="layout" svg:width="1.5cm" svg:height="3cm" svg:x="6.5cm" svg:y="21.2cm">
            <draw:text-box>
              <text:p text:style-name="P1"><text:span text:style-name="T1">96</text:span></text:p>
            </draw:text-box>
          </draw:frame>
        </draw:g>
        <draw:g>
          <draw:g>
            <draw:polygon draw:style-name="gr1" draw:layer="layout" svg:width="0.3cm" svg:height="0.3cm" svg:x="6.5cm" svg:y="21.2cm" svg:viewBox="0 0 301 301" draw:points="0,301 301,301 301,0 0,0">
              <text:p/>
            </draw:polygon>
            <draw:polygon draw:style-name="gr2" draw:layer="layout" svg:width="0.3cm" svg:height="0.3cm" svg:x="6.5cm" svg:y="21.2cm" svg:viewBox="0 0 301 301" draw:points="0,301 301,301 301,0 0,0">
              <text:p/>
            </draw:polygon>
          </draw:g>
          <draw:frame draw:style-name="gr4" draw:layer="layout" svg:width="0.3cm" svg:height="1.13cm" svg:x="6.5cm" svg:y="20.785cm">
            <draw:text-box>
              <text:p/>
            </draw:text-box>
          </draw:frame>
        </draw:g>
        <draw:g>
          <draw:g>
            <draw:polygon draw:style-name="gr1" draw:layer="layout" svg:width="0.3cm" svg:height="0.3cm" svg:x="7.7cm" svg:y="23.9cm" svg:viewBox="0 0 301 301" draw:points="0,301 301,301 301,0 0,0">
              <text:p/>
            </draw:polygon>
            <draw:polygon draw:style-name="gr2" draw:layer="layout" svg:width="0.3cm" svg:height="0.3cm" svg:x="7.7cm" svg:y="23.9cm" svg:viewBox="0 0 301 301" draw:points="0,301 301,301 301,0 0,0">
              <text:p/>
            </draw:polygon>
          </draw:g>
          <draw:frame draw:style-name="gr4" draw:layer="layout" svg:width="0.3cm" svg:height="1.13cm" svg:x="7.7cm" svg:y="23.485cm">
            <draw:text-box>
              <text:p/>
            </draw:text-box>
          </draw:frame>
        </draw:g>
        <draw:g>
          <draw:g>
            <draw:polygon draw:style-name="gr1" draw:layer="layout" svg:width="0.5cm" svg:height="3cm" svg:x="9cm" svg:y="8.7cm" svg:viewBox="0 0 501 3001" draw:points="0,3001 501,3001 501,0 0,0">
              <text:p/>
            </draw:polygon>
            <draw:polygon draw:style-name="gr2" draw:layer="layout" svg:width="0.5cm" svg:height="3cm" svg:x="9cm" svg:y="8.7cm" svg:viewBox="0 0 501 3001" draw:points="0,3001 501,3001 501,0 0,0">
              <text:p/>
            </draw:polygon>
          </draw:g>
          <draw:frame draw:style-name="gr5" draw:layer="layout" svg:width="0.5cm" svg:height="3cm" svg:x="9cm" svg:y="8.7cm">
            <draw:text-box>
              <text:p/>
            </draw:text-box>
          </draw:frame>
        </draw:g>
        <draw:frame draw:style-name="gr7" draw:layer="layout" svg:width="1.406cm" svg:height="0.643cm" svg:x="8.5cm" svg:y="8.097cm">
          <draw:text-box>
            <text:p text:style-name="P1"><text:span text:style-name="T1">C1</text:span></text:p>
          </draw:text-box>
        </draw:frame>
        <draw:frame draw:style-name="gr8" draw:layer="layout" svg:width="1.406cm" svg:height="3.562cm" svg:x="8.5cm" svg:y="8.138cm">
          <draw:text-box>
            <text:p/>
          </draw:text-box>
        </draw:frame>
        <draw:g>
          <draw:g>
            <draw:polygon draw:style-name="gr1" draw:layer="layout" svg:width="0.5cm" svg:height="3cm" svg:x="7cm" svg:y="8.7cm" svg:viewBox="0 0 501 3001" draw:points="0,3001 501,3001 501,0 0,0">
              <text:p/>
            </draw:polygon>
            <draw:polygon draw:style-name="gr2" draw:layer="layout" svg:width="0.5cm" svg:height="3cm" svg:x="7cm" svg:y="8.7cm" svg:viewBox="0 0 501 3001" draw:points="0,3001 501,3001 501,0 0,0">
              <text:p/>
            </draw:polygon>
          </draw:g>
          <draw:frame draw:style-name="gr5" draw:layer="layout" svg:width="0.5cm" svg:height="3cm" svg:x="7cm" svg:y="8.7cm">
            <draw:text-box>
              <text:p/>
            </draw:text-box>
          </draw:frame>
        </draw:g>
        <draw:frame draw:style-name="gr7" draw:layer="layout" svg:width="1.406cm" svg:height="0.643cm" svg:x="6.5cm" svg:y="8.097cm">
          <draw:text-box>
            <text:p text:style-name="P1"><text:span text:style-name="T1">C0</text:span></text:p>
          </draw:text-box>
        </draw:frame>
        <draw:g>
          <draw:line draw:style-name="gr9" draw:layer="layout" svg:x1="7.3cm" svg:y1="11.7cm" svg:x2="7.3cm" svg:y2="12.7cm">
            <text:p/>
          </draw:line>
          <draw:frame draw:style-name="gr10" draw:layer="layout" svg:width="1cm" svg:height="1.13cm" draw:transform="rotate (-1.5707963267949) translate (7.864cm 11.7cm)">
            <draw:text-box>
              <text:p/>
            </draw:text-box>
          </draw:frame>
        </draw:g>
        <draw:g>
          <draw:line draw:style-name="gr11" draw:layer="layout" svg:x1="9.25cm" svg:y1="11.7cm" svg:x2="9.25cm" svg:y2="12.7cm">
            <text:p/>
          </draw:line>
          <draw:frame draw:style-name="gr10" draw:layer="layout" svg:width="1cm" svg:height="1.13cm" draw:transform="rotate (-1.5707963267949) translate (9.814cm 11.7cm)">
            <draw:text-box>
              <text:p/>
            </draw:text-box>
          </draw:frame>
        </draw:g>
        <draw:g>
          <draw:line draw:style-name="gr12" draw:layer="layout" svg:x1="6cm" svg:y1="16.701cm" svg:x2="7.801cm" svg:y2="15.7cm">
            <text:p/>
          </draw:line>
          <draw:frame draw:style-name="gr10" draw:layer="layout" svg:width="2.059cm" svg:height="1.13cm" draw:transform="rotate (0.507018147704353) translate (5.726cm 16.207cm)">
            <draw:text-box>
              <text:p/>
            </draw:text-box>
          </draw:frame>
        </draw:g>
        <draw:g>
          <draw:line draw:style-name="gr13" draw:layer="layout" svg:x1="7.775cm" svg:y1="16.701cm" svg:x2="8.001cm" svg:y2="15.7cm">
            <text:p/>
          </draw:line>
          <draw:frame draw:style-name="gr10" draw:layer="layout" svg:width="1.025cm" svg:height="1.13cm" draw:transform="rotate (1.34948857764202) translate (7.225cm 16.576cm)">
            <draw:text-box>
              <text:p/>
            </draw:text-box>
          </draw:frame>
        </draw:g>
        <draw:g>
          <draw:line draw:style-name="gr14" draw:layer="layout" svg:x1="9.701cm" svg:y1="16.701cm" svg:x2="8.3cm" svg:y2="15.7cm">
            <text:p/>
          </draw:line>
          <draw:frame draw:style-name="gr10" draw:layer="layout" svg:width="1.72cm" svg:height="1.13cm" draw:transform="rotate (2.52130263743101) translate (9.372cm 17.159cm)">
            <draw:text-box>
              <text:p/>
            </draw:text-box>
          </draw:frame>
        </draw:g>
        <draw:g>
          <draw:line draw:style-name="gr15" draw:layer="layout" svg:x1="11.501cm" svg:y1="16.701cm" svg:x2="8.8cm" svg:y2="15.7cm">
            <text:p/>
          </draw:line>
          <draw:frame draw:style-name="gr10" draw:layer="layout" svg:width="2.879cm" svg:height="1.13cm" draw:transform="rotate (2.78694174958455) translate (11.304cm 17.229cm)">
            <draw:text-box>
              <text:p/>
            </draw:text-box>
          </draw:frame>
        </draw:g>
        <draw:g>
          <draw:line draw:style-name="gr16" draw:layer="layout" svg:x1="5cm" svg:y1="21.201cm" svg:x2="5.401cm" svg:y2="19.7cm">
            <text:p/>
          </draw:line>
          <draw:frame draw:style-name="gr10" draw:layer="layout" svg:width="1.552cm" svg:height="1.13cm" draw:transform="rotate (1.31021866947214) translate (4.455cm 21.055cm)">
            <draw:text-box>
              <text:p/>
            </draw:text-box>
          </draw:frame>
        </draw:g>
        <draw:g>
          <draw:line draw:style-name="gr17" draw:layer="layout" svg:x1="5cm" svg:y1="21.201cm" svg:x2="7.201cm" svg:y2="19.7cm">
            <text:p/>
          </draw:line>
          <draw:frame draw:style-name="gr10" draw:layer="layout" svg:width="2.663cm" svg:height="1.13cm" draw:transform="rotate (0.598473400508856) translate (4.682cm 20.734cm)">
            <draw:text-box>
              <text:p/>
            </draw:text-box>
          </draw:frame>
        </draw:g>
        <draw:g>
          <draw:line draw:style-name="gr18" draw:layer="layout" svg:x1="5cm" svg:y1="21.201cm" svg:x2="9.261cm" svg:y2="19.7cm">
            <text:p/>
          </draw:line>
          <draw:frame draw:style-name="gr10" draw:layer="layout" svg:width="4.516cm" svg:height="1.13cm" draw:transform="rotate (0.3385938748869) translate (4.813cm 20.668cm)">
            <draw:text-box>
              <text:p/>
            </draw:text-box>
          </draw:frame>
        </draw:g>
        <draw:g>
          <draw:line draw:style-name="gr19" draw:layer="layout" svg:x1="5cm" svg:y1="21.201cm" svg:x2="11.201cm" svg:y2="19.7cm">
            <text:p/>
          </draw:line>
          <draw:frame draw:style-name="gr10" draw:layer="layout" svg:width="6.379cm" svg:height="1.13cm" draw:transform="rotate (0.237364778271229) translate (4.867cm 20.652cm)">
            <draw:text-box>
              <text:p/>
            </draw:text-box>
          </draw:frame>
        </draw:g>
        <draw:g>
          <draw:line draw:style-name="gr20" draw:layer="layout" svg:x1="7.2cm" svg:y1="21.201cm" svg:x2="7.401cm" svg:y2="19.7cm">
            <text:p/>
          </draw:line>
          <draw:frame draw:style-name="gr10" draw:layer="layout" svg:width="1.513cm" svg:height="1.13cm" draw:transform="rotate (1.43815130364333) translate (6.641cm 21.125cm)">
            <draw:text-box>
              <text:p/>
            </draw:text-box>
          </draw:frame>
        </draw:g>
        <draw:g>
          <draw:line draw:style-name="gr21" draw:layer="layout" svg:x1="7.2cm" svg:y1="21.201cm" svg:x2="9.401cm" svg:y2="19.7cm">
            <text:p/>
          </draw:line>
          <draw:frame draw:style-name="gr10" draw:layer="layout" svg:width="2.663cm" svg:height="1.13cm" draw:transform="rotate (0.598473400508856) translate (6.882cm 20.734cm)">
            <draw:text-box>
              <text:p/>
            </draw:text-box>
          </draw:frame>
        </draw:g>
        <draw:g>
          <draw:line draw:style-name="gr22" draw:layer="layout" svg:x1="7.2cm" svg:y1="21.201cm" svg:x2="11.441cm" svg:y2="19.7cm">
            <text:p/>
          </draw:line>
          <draw:frame draw:style-name="gr10" draw:layer="layout" svg:width="4.498cm" svg:height="1.13cm" draw:transform="rotate (0.339990138288495) translate (7.012cm 20.668cm)">
            <draw:text-box>
              <text:p/>
            </draw:text-box>
          </draw:frame>
        </draw:g>
        <draw:g>
          <draw:line draw:style-name="gr23" draw:layer="layout" svg:x1="9.776cm" svg:y1="21.201cm" svg:x2="5.8cm" svg:y2="19.7cm">
            <text:p/>
          </draw:line>
          <draw:frame draw:style-name="gr10" draw:layer="layout" svg:width="4.249cm" svg:height="1.13cm" draw:transform="rotate (2.78083309720257) translate (9.576cm 21.728cm)">
            <draw:text-box>
              <text:p/>
            </draw:text-box>
          </draw:frame>
        </draw:g>
        <draw:g>
          <draw:line draw:style-name="gr24" draw:layer="layout" svg:x1="9.801cm" svg:y1="21.201cm" svg:x2="7.62cm" svg:y2="19.7cm">
            <text:p/>
          </draw:line>
          <draw:frame draw:style-name="gr10" draw:layer="layout" svg:width="2.646cm" svg:height="1.13cm" draw:transform="rotate (2.53893046287615) translate (9.48cm 21.665cm)">
            <draw:text-box>
              <text:p/>
            </draw:text-box>
          </draw:frame>
        </draw:g>
        <draw:g>
          <draw:line draw:style-name="gr25" draw:layer="layout" svg:x1="9.751cm" svg:y1="21.201cm" svg:x2="9.62cm" svg:y2="19.7cm">
            <text:p/>
          </draw:line>
          <draw:frame draw:style-name="gr10" draw:layer="layout" svg:width="1.506cm" svg:height="1.13cm" draw:transform="rotate (1.65719012476862) translate (9.188cm 21.249cm)">
            <draw:text-box>
              <text:p/>
            </draw:text-box>
          </draw:frame>
        </draw:g>
        <draw:g>
          <draw:line draw:style-name="gr26" draw:layer="layout" svg:x1="9.75cm" svg:y1="21.201cm" svg:x2="11.601cm" svg:y2="19.7cm">
            <text:p/>
          </draw:line>
          <draw:frame draw:style-name="gr10" draw:layer="layout" svg:width="2.382cm" svg:height="1.13cm" draw:transform="rotate (0.681376539978586) translate (9.395cm 20.762cm)">
            <draw:text-box>
              <text:p/>
            </draw:text-box>
          </draw:frame>
        </draw:g>
        <draw:g>
          <draw:line draw:style-name="gr27" draw:layer="layout" svg:x1="11.973cm" svg:y1="21.194cm" svg:x2="7.82cm" svg:y2="19.7cm">
            <text:p/>
          </draw:line>
          <draw:frame draw:style-name="gr10" draw:layer="layout" svg:width="4.412cm" svg:height="1.13cm" draw:transform="rotate (2.79636652754531) translate (11.781cm 21.724cm)">
            <draw:text-box>
              <text:p/>
            </draw:text-box>
          </draw:frame>
        </draw:g>
        <draw:g>
          <draw:line draw:style-name="gr28" draw:layer="layout" svg:x1="12.001cm" svg:y1="21.201cm" svg:x2="9.8cm" svg:y2="19.7cm">
            <text:p/>
          </draw:line>
          <draw:frame draw:style-name="gr10" draw:layer="layout" svg:width="2.663cm" svg:height="1.13cm" draw:transform="rotate (2.54311925308094) translate (11.682cm 21.666cm)">
            <draw:text-box>
              <text:p/>
            </draw:text-box>
          </draw:frame>
        </draw:g>
        <draw:g>
          <draw:line draw:style-name="gr29" draw:layer="layout" svg:x1="12.021cm" svg:y1="21.201cm" svg:x2="11.8cm" svg:y2="19.7cm">
            <text:p/>
          </draw:line>
          <draw:frame draw:style-name="gr10" draw:layer="layout" svg:width="1.516cm" svg:height="1.13cm" draw:transform="rotate (1.71635678641122) translate (11.462cm 21.282cm)">
            <draw:text-box>
              <text:p/>
            </draw:text-box>
          </draw:frame>
        </draw:g>
        <draw:g>
          <draw:g>
            <draw:polygon draw:style-name="gr1" draw:layer="layout" svg:width="1.5cm" svg:height="3cm" svg:x="9.5cm" svg:y="12.7cm" svg:viewBox="0 0 1501 3001" draw:points="0,3001 1501,3001 1501,0 0,0">
              <text:p/>
            </draw:polygon>
            <draw:polygon draw:style-name="gr2" draw:layer="layout" svg:width="1.5cm" svg:height="3cm" svg:x="9.5cm" svg:y="12.7cm" svg:viewBox="0 0 1501 3001" draw:points="0,3001 1501,3001 1501,0 0,0">
              <text:p/>
            </draw:polygon>
          </draw:g>
          <draw:frame draw:style-name="gr3" draw:layer="layout" svg:width="1.5cm" svg:height="3cm" svg:x="9.5cm" svg:y="12.7cm">
            <draw:text-box>
              <text:p text:style-name="P1"><text:span text:style-name="T1">GR</text:span></text:p>
            </draw:text-box>
          </draw:frame>
        </draw:g>
        <draw:g>
          <draw:line draw:style-name="gr30" draw:layer="layout" svg:x1="7.8cm" svg:y1="16.701cm" svg:x2="9.981cm" svg:y2="15.7cm">
            <text:p/>
          </draw:line>
          <draw:frame draw:style-name="gr10" draw:layer="layout" svg:width="2.399cm" svg:height="1.13cm" draw:transform="rotate (0.430049127691403) translate (7.565cm 16.187cm)">
            <draw:text-box>
              <text:p/>
            </draw:text-box>
          </draw:frame>
        </draw:g>
        <draw:g>
          <draw:line draw:style-name="gr31" draw:layer="layout" svg:x1="9.8cm" svg:y1="16.701cm" svg:x2="10.221cm" svg:y2="15.7cm">
            <text:p/>
          </draw:line>
          <draw:frame draw:style-name="gr10" draw:layer="layout" svg:width="1.085cm" svg:height="1.13cm" draw:transform="rotate (1.17321032319059) translate (9.28cm 16.482cm)">
            <draw:text-box>
              <text:p/>
            </draw:text-box>
          </draw:frame>
        </draw:g>
        <draw:g>
          <draw:line draw:style-name="gr32" draw:layer="layout" svg:x1="11.501cm" svg:y1="16.701cm" svg:x2="10.5cm" svg:y2="15.7cm">
            <text:p/>
          </draw:line>
          <draw:frame draw:style-name="gr10" draw:layer="layout" svg:width="1.414cm" svg:height="1.13cm" draw:transform="rotate (2.35619449019234) translate (11.101cm 17.099cm)">
            <draw:text-box>
              <text:p/>
            </draw:text-box>
          </draw:frame>
        </draw:g>
        <draw:g>
          <draw:g>
            <draw:polygon draw:style-name="gr1" draw:layer="layout" svg:width="0.5cm" svg:height="3cm" svg:x="9cm" svg:y="12.7cm" svg:viewBox="0 0 501 3001" draw:points="0,3001 501,3001 501,0 0,0">
              <text:p/>
            </draw:polygon>
            <draw:polygon draw:style-name="gr2" draw:layer="layout" svg:width="0.5cm" svg:height="3cm" svg:x="9cm" svg:y="12.7cm" svg:viewBox="0 0 501 3001" draw:points="0,3001 501,3001 501,0 0,0">
              <text:p/>
            </draw:polygon>
          </draw:g>
          <draw:frame draw:style-name="gr5" draw:layer="layout" svg:width="0.5cm" svg:height="3cm" svg:x="9cm" svg:y="12.7cm">
            <draw:text-box>
              <text:p/>
            </draw:text-box>
          </draw:frame>
        </draw:g>
        <draw:frame draw:style-name="gr33" draw:layer="layout" svg:width="0.703cm" svg:height="0.562cm" svg:x="8.797cm" svg:y="13.919cm">
          <draw:text-box>
            <text:p text:style-name="P2"><text:span text:style-name="T1">CR</text:span></text:p>
          </draw:text-box>
        </draw:frame>
        <draw:g>
          <draw:g>
            <draw:polygon draw:style-name="gr1" draw:layer="layout" svg:width="0.5cm" svg:height="3cm" svg:x="7cm" svg:y="12.7cm" svg:viewBox="0 0 501 3001" draw:points="0,3001 501,3001 501,0 0,0">
              <text:p/>
            </draw:polygon>
            <draw:polygon draw:style-name="gr2" draw:layer="layout" svg:width="0.5cm" svg:height="3cm" svg:x="7cm" svg:y="12.7cm" svg:viewBox="0 0 501 3001" draw:points="0,3001 501,3001 501,0 0,0">
              <text:p/>
            </draw:polygon>
          </draw:g>
          <draw:frame draw:style-name="gr5" draw:layer="layout" svg:width="0.5cm" svg:height="3cm" svg:x="7cm" svg:y="12.7cm">
            <draw:text-box>
              <text:p/>
            </draw:text-box>
          </draw:frame>
        </draw:g>
        <draw:frame draw:style-name="gr33" draw:layer="layout" svg:width="0.7cm" svg:height="0.562cm" svg:x="6.8cm" svg:y="13.919cm">
          <draw:text-box>
            <text:p text:style-name="P2"><text:span text:style-name="T1">C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ＭＳ Ｐゴシック1" svg:font-family="'ＭＳ Ｐゴシック'"/>
    <style:font-face style:name="Liberation Sans1" svg:font-family="'Liberation Sans'" style:font-pitch="variable"/>
    <style:font-face style:name="Mangal1" svg:font-family="Mang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EndMarker_5f_1" draw:display-name="EndMarker_1" svg:viewBox="0 0 20 10" svg:d="M10 0l-10 10h20z"/>
    <draw:marker draw:name="EndMarker_5f_10" draw:display-name="EndMarker_10" svg:viewBox="0 0 20 10" svg:d="M10 0l-10 10h20z"/>
    <draw:marker draw:name="EndMarker_5f_11" draw:display-name="EndMarker_11" svg:viewBox="0 0 20 10" svg:d="M10 0l-10 10h20z"/>
    <draw:marker draw:name="EndMarker_5f_12" draw:display-name="EndMarker_12" svg:viewBox="0 0 20 10" svg:d="M10 0l-10 10h20z"/>
    <draw:marker draw:name="EndMarker_5f_13" draw:display-name="EndMarker_13" svg:viewBox="0 0 20 10" svg:d="M10 0l-10 10h20z"/>
    <draw:marker draw:name="EndMarker_5f_14" draw:display-name="EndMarker_14" svg:viewBox="0 0 20 10" svg:d="M10 0l-10 10h20z"/>
    <draw:marker draw:name="EndMarker_5f_15" draw:display-name="EndMarker_15" svg:viewBox="0 0 20 10" svg:d="M10 0l-10 10h20z"/>
    <draw:marker draw:name="EndMarker_5f_16" draw:display-name="EndMarker_16" svg:viewBox="0 0 20 10" svg:d="M10 0l-10 10h20z"/>
    <draw:marker draw:name="EndMarker_5f_17" draw:display-name="EndMarker_17" svg:viewBox="0 0 20 10" svg:d="M10 0l-10 10h20z"/>
    <draw:marker draw:name="EndMarker_5f_18" draw:display-name="EndMarker_18" svg:viewBox="0 0 20 10" svg:d="M10 0l-10 10h20z"/>
    <draw:marker draw:name="EndMarker_5f_19" draw:display-name="EndMarker_19" svg:viewBox="0 0 20 10" svg:d="M10 0l-10 10h20z"/>
    <draw:marker draw:name="EndMarker_5f_2" draw:display-name="EndMarker_2" svg:viewBox="0 0 20 10" svg:d="M10 0l-10 10h20z"/>
    <draw:marker draw:name="EndMarker_5f_20" draw:display-name="EndMarker_20" svg:viewBox="0 0 20 10" svg:d="M10 0l-10 10h20z"/>
    <draw:marker draw:name="EndMarker_5f_21" draw:display-name="EndMarker_21" svg:viewBox="0 0 20 10" svg:d="M10 0l-10 10h20z"/>
    <draw:marker draw:name="EndMarker_5f_22" draw:display-name="EndMarker_22" svg:viewBox="0 0 20 10" svg:d="M10 0l-10 10h20z"/>
    <draw:marker draw:name="EndMarker_5f_23" draw:display-name="EndMarker_23" svg:viewBox="0 0 20 10" svg:d="M10 0l-10 10h20z"/>
    <draw:marker draw:name="EndMarker_5f_3" draw:display-name="EndMarker_3" svg:viewBox="0 0 20 10" svg:d="M10 0l-10 10h20z"/>
    <draw:marker draw:name="EndMarker_5f_4" draw:display-name="EndMarker_4" svg:viewBox="0 0 20 10" svg:d="M10 0l-10 10h20z"/>
    <draw:marker draw:name="EndMarker_5f_5" draw:display-name="EndMarker_5" svg:viewBox="0 0 20 10" svg:d="M10 0l-10 10h20z"/>
    <draw:marker draw:name="EndMarker_5f_6" draw:display-name="EndMarker_6" svg:viewBox="0 0 20 10" svg:d="M10 0l-10 10h20z"/>
    <draw:marker draw:name="EndMarker_5f_7" draw:display-name="EndMarker_7" svg:viewBox="0 0 20 10" svg:d="M10 0l-10 10h20z"/>
    <draw:marker draw:name="EndMarker_5f_8" draw:display-name="EndMarker_8" svg:viewBox="0 0 20 10" svg:d="M10 0l-10 10h20z"/>
    <draw:marker draw:name="EndMarker_5f_9" draw:display-name="EndMarker_9" svg:viewBox="0 0 20 10" svg:d="M10 0l-10 1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2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9"/>
    <meta:generator>LibreOffice/4.2.5.2$Windows_x86 LibreOffice_project/61cb170a04bb1f12e77c884eab9192be736ec5f5</meta:generator>
  </office:meta>
</office:document-meta>
</file>